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70">
            <text:p>7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71">
            <text:p>7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53">
            <text:p>5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099999999999995">
            <text:p>0.691</text:p>
          </table:table-cell>
          <table:table-cell table:style-name="ACE-0" table:formula="of:=MATCH([.R9];[.I$1:.I$1048576];0)" office:value-type="float" office:value="67">
            <text:p>6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099999999999995">
            <text:p>0.691</text:p>
          </table:table-cell>
          <table:table-cell table:style-name="ACE-0" table:formula="of:=MATCH([.R10];[.I$1:.I$1048576];0)" office:value-type="float" office:value="67">
            <text:p>6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875">
            <text:p>0.6875</text:p>
          </table:table-cell>
          <table:table-cell table:style-name="ACE-0" table:formula="of:=MATCH([.R11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8510000000000004">
            <text:p>0.6851</text:p>
          </table:table-cell>
          <table:table-cell table:style-name="ACE-0" table:formula="of:=MATCH([.R12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100000000000005">
            <text:p>0.681</text:p>
          </table:table-cell>
          <table:table-cell table:style-name="ACE-0" table:formula="of:=MATCH([.R13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8079999999999996">
            <text:p>0.6808</text:p>
          </table:table-cell>
          <table:table-cell table:style-name="ACE-0" table:formula="of:=MATCH([.R14];[.I$1:.I$1048576];0)" office:value-type="float" office:value="64">
            <text:p>6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7159999999999997">
            <text:p>0.6716</text:p>
          </table:table-cell>
          <table:table-cell table:style-name="ACE-0" table:formula="of:=MATCH([.R15];[.I$1:.I$1048576];0)" office:value-type="float" office:value="72">
            <text:p>7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7090000000000005">
            <text:p>0.6709</text:p>
          </table:table-cell>
          <table:table-cell table:style-name="ACE-0" table:formula="of:=MATCH([.R16];[.I$1:.I$1048576];0)" office:value-type="float" office:value="51">
            <text:p>5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7090000000000005">
            <text:p>0.6709</text:p>
          </table:table-cell>
          <table:table-cell table:style-name="ACE-0" table:formula="of:=MATCH([.R17];[.I$1:.I$1048576];0)" office:value-type="float" office:value="51">
            <text:p>5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6559999999999997">
            <text:p>0.6656</text:p>
          </table:table-cell>
          <table:table-cell table:style-name="ACE-0" table:formula="of:=MATCH([.R18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6559999999999997">
            <text:p>0.6656</text:p>
          </table:table-cell>
          <table:table-cell table:style-name="ACE-0" table:formula="of:=MATCH([.R19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6400000000000003">
            <text:p>0.664</text:p>
          </table:table-cell>
          <table:table-cell table:style-name="ACE-0" table:formula="of:=MATCH([.R20];[.I$1:.I$1048576];0)" office:value-type="float" office:value="48">
            <text:p>4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22.350000000000001">
            <text:p>22.35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9349999999999998">
            <text:p>0.7935</text:p>
          </table:table-cell>
          <table:table-cell table:style-name="ACE-4" office:value-type="float" office:value="0.85440000000000005">
            <text:p>0.8544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7879999999999998">
            <text:p>0.5788</text:p>
          </table:table-cell>
          <table:table-cell table:style-name="ACE-4" office:value-type="float" office:value="14.789999999999999">
            <text:p>14.79</text:p>
          </table:table-cell>
          <table:table-cell table:style-name="ACE-4" office:value-type="float" office:value="0.61180000000000001">
            <text:p>0.6118</text:p>
          </table:table-cell>
          <table:table-cell table:style-name="ACE-4" office:value-type="float" office:value="0.11169999999999999">
            <text:p>0.1117</text:p>
          </table:table-cell>
          <table:table-cell table:style-name="ACE-4" office:value-type="float" office:value="0.52410000000000001">
            <text:p>0.5241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5319999999999996">
            <text:p>0.8532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159">
            <text:p>0.6159</text:p>
          </table:table-cell>
          <table:table-cell table:style-name="ACE-4" office:value-type="float" office:value="18.41">
            <text:p>18.41</text:p>
          </table:table-cell>
          <table:table-cell table:style-name="ACE-4" office:value-type="float" office:value="0.58279999999999998">
            <text:p>0.5828</text:p>
          </table:table-cell>
          <table:table-cell table:style-name="ACE-4" office:value-type="float" office:value="0.075109999999999996">
            <text:p>0.07511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7170000000000005">
            <text:p>0.7717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75680000000000003">
            <text:p>0.756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4100000000000004">
            <text:p>0.541</text:p>
          </table:table-cell>
          <table:table-cell table:style-name="ACE-4" office:value-type="float" office:value="12.029999999999999">
            <text:p>12.03</text:p>
          </table:table-cell>
          <table:table-cell table:style-name="ACE-4" office:value-type="float" office:value="0.61750000000000005">
            <text:p>0.6175</text:p>
          </table:table-cell>
          <table:table-cell table:style-name="ACE-4" office:value-type="float" office:value="0.1084">
            <text:p>0.1084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6670000000000003">
            <text:p>0.8667</text:p>
          </table:table-cell>
          <table:table-cell table:style-name="ACE-4" office:value-type="float" office:value="0.81979999999999997">
            <text:p>0.8198</text:p>
          </table:table-cell>
          <table:table-cell table:style-name="ACE-4" office:value-type="float" office:value="0.80820000000000003">
            <text:p>0.8082</text:p>
          </table:table-cell>
          <table:table-cell table:style-name="ACE-4" office:value-type="float" office:value="0.62070000000000003">
            <text:p>0.6207</text:p>
          </table:table-cell>
          <table:table-cell table:style-name="ACE-4" office:value-type="float" office:value="19.18">
            <text:p>19.18</text:p>
          </table:table-cell>
          <table:table-cell table:style-name="ACE-4" office:value-type="float" office:value="0.59709999999999996">
            <text:p>0.5971</text:p>
          </table:table-cell>
          <table:table-cell table:style-name="ACE-4" office:value-type="float" office:value="0.079799999999999996">
            <text:p>0.0798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28.57">
            <text:p>28.57</text:p>
          </table:table-cell>
          <table:table-cell table:style-name="ACE-4" office:value-type="float" office:value="0.59309999999999996">
            <text:p>0.5931</text:p>
          </table:table-cell>
          <table:table-cell table:style-name="ACE-4" office:value-type="float" office:value="0.1048">
            <text:p>0.1048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85070000000000001">
            <text:p>0.8507</text:p>
          </table:table-cell>
          <table:table-cell table:style-name="ACE-4" office:value-type="float" office:value="0.69689999999999996">
            <text:p>0.6969</text:p>
          </table:table-cell>
          <table:table-cell table:style-name="ACE-4" office:value-type="float" office:value="31.350000000000001">
            <text:p>31.35</text:p>
          </table:table-cell>
          <table:table-cell table:style-name="ACE-4" office:value-type="float" office:value="0.56779999999999997">
            <text:p>0.5678</text:p>
          </table:table-cell>
          <table:table-cell table:style-name="ACE-4" office:value-type="float" office:value="0.1424">
            <text:p>0.1424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/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38.079999999999998">
            <text:p>38.08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6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04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52">
          <gnm:selection gnm:start-col="14" gnm:start-row="52" gnm:end-col="14" gnm:end-row="52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6:17:19Z</dc:date>
    <meta:editing-cycles>61</meta:editing-cycles>
    <meta:editing-duration>P1DT2H39M15S</meta:editing-duration>
    <meta:generator>gnumeric/1.12.46</meta:generator>
  </office:meta>
</office:document-meta>
</file>